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2e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Karte beginnt mit einer Videosequenz in Baradés Festung. Baradé erzählt den Charakteren die Geschichte Gardona<text:span text:style-name="T1">r</text:span>s, welche in einer sehr langen und ausführlichen Sequenz illustriert wird.</text:p>
      <text:p text:style-name="P1">Danach erlaubt er ihnen sich in seiner Festung frei zu bewegen, da momentan die Vorbereitungen für weitere Angriffe auf das Königreich der Menschen laufen.</text:p>
      <text:p text:style-name="P1"/>
      <text:p text:style-name="P1">Die Charaktere können sich daraufhin frei in der Festung bewegen und einige Aufträge.erledi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09-11-07T21:41:34</meta:creation-date>
    <meta:generator>LibreOffice/5.0.6.2$Linux_X86_64 LibreOffice_project/00$Build-2</meta:generator>
    <dc:date>2017-01-22T16:23:40.504489438</dc:date>
    <meta:editing-duration>PT14M49S</meta:editing-duration>
    <meta:editing-cycles>5</meta:editing-cycles>
    <meta:document-statistic meta:table-count="0" meta:image-count="0" meta:object-count="0" meta:page-count="1" meta:paragraph-count="3" meta:word-count="63" meta:character-count="439" meta:non-whitespace-character-count="379"/>
  </office:meta>
</office:document-meta>
</file>